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b7943" officeooo:paragraph-rsid="000b7943"/>
    </style:style>
    <style:style style:name="P2" style:family="paragraph" style:parent-style-name="Standard">
      <style:text-properties fo:font-style="italic" officeooo:rsid="000b7943" officeooo:paragraph-rsid="000b7943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gives a short summary of modules that <text:span text:style-name="T1">aren’t</text:span><text:span text:style-name="T2"> swapped around via import-profiles.txt. <text:s/>Those modules are explained in the import-profiles explainer.</text:span></text:p>
      <text:p text:style-name="P1"><text:span text:style-name="T2"/></text:p>
      <text:p text:style-name="P2">data_importer<text:span text:style-name="T2">: reads in a csv file and writes its content to the </text:span>coordinates<text:span text:style-name="T2">, </text:span>voltage<text:span text:style-name="T2"> and </text:span>synapse<text:span text:style-name="T2"> arrays.</text:span></text:p>
      <text:p text:style-name="P2"><text:span text:style-name="T2"/></text:p>
      <text:p text:style-name="P2">device_gaussian<text:span text:style-name="T2">: a device function to calculate a point on a zero-mean Gaussian curve.</text:span></text:p>
      <text:p text:style-name="P2"><text:span text:style-name="T2"/></text:p>
      <text:p text:style-name="P2">generic<text:span text:style-name="T2">: contains various important functions necessary for all versions of the program. <text:s/>These are primarily concerned with finding the least value in an array after filtering based on firing status, and performing housekeeping between at the end of a main loop iteration.</text:span></text:p>
      <text:p text:style-name="P2"><text:span text:style-name="T2"/></text:p>
      <text:p text:style-name="P2"><text:span text:style-name="T2"><text:s/></text:span>Param<text:span text:style-name="T2">: a generic module for reading colon-separated variables from a file.</text:span></text:p>
      <text:p text:style-name="P2"><text:span text:style-name="T2"/></text:p>
      <text:p text:style-name="P2">ParamPlus<text:span text:style-name="T2">: a module that imports </text:span>Param<text:span text:style-name="T2"> then performs some modification and derivation on variables, such as calculating the number of neurons needed and the dimension of the grid.</text:span></text:p>
      <text:p text:style-name="P2"><text:span text:style-name="T2"/></text:p>
      <text:p text:style-name="P2">Control<text:span text:style-name="T2">: a module that acts as the access point for all customisable modules and parameters. <text:s/>Imports </text:span>ParamPlus<text:span text:style-name="T2"> into itself, then reads import-profiles.txt and imports other modules according to those instructions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20:58:55.412000000</meta:creation-date>
    <meta:generator>LibreOffice/7.2.7.2$Windows_X86_64 LibreOffice_project/8d71d29d553c0f7dcbfa38fbfda25ee34cce99a2</meta:generator>
    <dc:date>2022-08-09T21:07:19.264000000</dc:date>
    <meta:editing-duration>PT8M24S</meta:editing-duration>
    <meta:editing-cycles>1</meta:editing-cycles>
    <meta:document-statistic meta:table-count="0" meta:image-count="0" meta:object-count="0" meta:page-count="1" meta:paragraph-count="7" meta:word-count="162" meta:character-count="1084" meta:non-whitespace-character-count="925"/>
  </office:meta>
</office:document-meta>
</file>